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 Run information ===</text:p>
      <text:p text:style-name="Standard"/>
      <text:p text:style-name="Standard">Scheme: <text:s text:c="6"/>weka.classifiers.functions.LinearRegression -S 0 -R 1.0E-8</text:p>
      <text:p text:style-name="Standard">Relation: <text:s text:c="4"/>FeatureFileAllMT_Reg-weka.filters.unsupervised.attribute.Normalize-S1.0-T0.0-weka.filters.unsupervised.attribute.Remove-R2-4,28,33-43-weka.filters.unsupervised.attribute.Remove-R27</text:p>
      <text:p text:style-name="Standard">Instances: <text:s text:c="3"/>1000</text:p>
      <text:p text:style-name="Standard">Attributes: <text:s text:c="2"/>27</text:p>
      <text:p text:style-name="Standard"><text:s text:c="14"/>Bi_lemma_overlap_count</text:p>
      <text:p text:style-name="Standard"><text:s text:c="14"/>LIWC_Catg_Achievement</text:p>
      <text:p text:style-name="Standard"><text:s text:c="14"/>LIWC_Catg_Affective Processes</text:p>
      <text:p text:style-name="Standard"><text:s text:c="14"/>LIWC_Catg_Biological Processes</text:p>
      <text:p text:style-name="Standard"><text:s text:c="14"/>LIWC_Catg_Causation</text:p>
      <text:p text:style-name="Standard"><text:s text:c="14"/>LIWC_Catg_Certainty</text:p>
      <text:p text:style-name="Standard"><text:s text:c="14"/>LIWC_Catg_Cognitive Processes</text:p>
      <text:p text:style-name="Standard"><text:s text:c="14"/>LIWC_Catg_Discrepancy</text:p>
      <text:p text:style-name="Standard"><text:s text:c="14"/>LIWC_Catg_Family</text:p>
      <text:p text:style-name="Standard"><text:s text:c="14"/>LIWC_Catg_Hear</text:p>
      <text:p text:style-name="Standard"><text:s text:c="14"/>LIWC_Catg_Humans</text:p>
      <text:p text:style-name="Standard"><text:s text:c="14"/>LIWC_Catg_Insight</text:p>
      <text:p text:style-name="Standard"><text:s text:c="14"/>LIWC_Catg_Motion</text:p>
      <text:p text:style-name="Standard"><text:s text:c="14"/>LIWC_Catg_Negative Emotion</text:p>
      <text:p text:style-name="Standard"><text:s text:c="14"/>LIWC_Catg_Perceptual Processes</text:p>
      <text:p text:style-name="Standard"><text:s text:c="14"/>LIWC_Catg_Positive Emotion</text:p>
      <text:p text:style-name="Standard"><text:s text:c="14"/>LIWC_Catg_Relativity</text:p>
      <text:p text:style-name="Standard"><text:s text:c="14"/>LIWC_Catg_Religion</text:p>
      <text:p text:style-name="Standard"><text:s text:c="14"/>LIWC_Catg_See</text:p>
      <text:p text:style-name="Standard"><text:s text:c="14"/>LIWC_Catg_Sexual</text:p>
      <text:p text:style-name="Standard"><text:s text:c="14"/>LIWC_Catg_Social Processes</text:p>
      <text:p text:style-name="Standard"><text:s text:c="14"/>LIWC_Catg_Tentative</text:p>
      <text:p text:style-name="Standard"><text:s text:c="14"/>LIWC_Catg_Time</text:p>
      <text:p text:style-name="Standard"><text:s text:c="14"/>LIWC_Catg_Work</text:p>
      <text:p text:style-name="Standard"><text:s text:c="14"/>MeanSimLabel</text:p>
      <text:p text:style-name="Standard"><text:s text:c="14"/>Tri_lemma_overlap_count</text:p>
      <text:p text:style-name="Standard"><text:s text:c="14"/>Uni_lemma_overlap_count</text:p>
      <text:p text:style-name="Standard">Test mode: <text:s text:c="3"/>10-fold cross-validation</text:p>
      <text:p text:style-name="Standard"/>
      <text:p text:style-name="Standard">=== Classifier model (full training set) ===</text:p>
      <text:p text:style-name="Standard"/>
      <text:p text:style-name="Standard"/>
      <text:p text:style-name="Standard">Linear Regression Model</text:p>
      <text:p text:style-name="Standard"/>
      <text:p text:style-name="Standard">MeanSimLabel =</text:p>
      <text:p text:style-name="Standard"/>
      <text:p text:style-name="Standard"><text:s text:c="6"/>1.7526 * Bi_lemma_overlap_count +</text:p>
      <text:p text:style-name="Standard"><text:s text:c="5"/>-0.4874 * LIWC_Catg_Affective Processes +</text:p>
      <text:p text:style-name="Standard"><text:s text:c="5"/>-0.8838 * LIWC_Catg_Biological Processes +</text:p>
      <text:p text:style-name="Standard"><text:s text:c="6"/>0.7606 * LIWC_Catg_Causation +</text:p>
      <text:p text:style-name="Standard"><text:s text:c="6"/>0.5787 * LIWC_Catg_Certainty +</text:p>
      <text:p text:style-name="Standard"><text:s text:c="5"/>-0.3494 * LIWC_Catg_Humans +</text:p>
      <text:p text:style-name="Standard"><text:s text:c="6"/>0.9644 * LIWC_Catg_Motion +</text:p>
      <text:p text:style-name="Standard"><text:soft-page-break/><text:s text:c="6"/>0.6272 * LIWC_Catg_Negative Emotion +</text:p>
      <text:p text:style-name="Standard"><text:s text:c="6"/>0.9752 * LIWC_Catg_Perceptual Processes +</text:p>
      <text:p text:style-name="Standard"><text:s text:c="6"/>0.5437 * LIWC_Catg_Religion +</text:p>
      <text:p text:style-name="Standard"><text:s text:c="6"/>0.9911 * LIWC_Catg_Sexual +</text:p>
      <text:p text:style-name="Standard"><text:s text:c="5"/>-0.5102 * LIWC_Catg_Social Processes +</text:p>
      <text:p text:style-name="Standard"><text:s text:c="6"/>0.6527 * LIWC_Catg_Work +</text:p>
      <text:p text:style-name="Standard"><text:s text:c="6"/>3.0529 * Uni_lemma_overlap_count +</text:p>
      <text:p text:style-name="Standard"><text:s text:c="6"/>1.2947</text:p>
      <text:p text:style-name="Standard"/>
      <text:p text:style-name="Standard">Time taken to build model: 0.01 seconds</text:p>
      <text:p text:style-name="Standard"/>
      <text:p text:style-name="Standard">=== Predictions on test data ===</text:p>
      <text:p text:style-name="Standard"/>
      <text:p text:style-name="Standard">inst#,actual,predicted,error</text:p>
      <text:p text:style-name="Standard">1,0.6,2.549,1.949</text:p>
      <text:p text:style-name="Standard">2,0.5,2.341,1.841</text:p>
      <text:p text:style-name="Standard">3,2.4,1.591,-0.809</text:p>
      <text:p text:style-name="Standard">4,1,1.633,0.633</text:p>
      <text:p text:style-name="Standard">5,0.4,1.171,0.771</text:p>
      <text:p text:style-name="Standard">6,1.167,1.591,0.424</text:p>
      <text:p text:style-name="Standard">7,3,3.465,0.465</text:p>
      <text:p text:style-name="Standard">8,1.167,1.591,0.424</text:p>
      <text:p text:style-name="Standard">9,0.6,2.835,2.235</text:p>
      <text:p text:style-name="Standard">10,1.333,1.591,0.258</text:p>
      <text:p text:style-name="Standard">11,2.667,2.495,-0.171</text:p>
      <text:p text:style-name="Standard">12,0.833,2.088,1.255</text:p>
      <text:p text:style-name="Standard">13,3.6,2.513,-1.087</text:p>
      <text:p text:style-name="Standard">14,0.6,1.451,0.851</text:p>
      <text:p text:style-name="Standard">15,3.4,1.779,-1.621</text:p>
      <text:p text:style-name="Standard">16,3.8,1.473,-2.327</text:p>
      <text:p text:style-name="Standard">17,2,1.451,-0.549</text:p>
      <text:p text:style-name="Standard">18,1,1.451,0.451</text:p>
      <text:p text:style-name="Standard">19,0,1.283,1.283</text:p>
      <text:p text:style-name="Standard">20,2,2.066,0.066</text:p>
      <text:p text:style-name="Standard">21,1.2,2.166,0.966</text:p>
      <text:p text:style-name="Standard">22,2.4,2.663,0.263</text:p>
      <text:p text:style-name="Standard">23,3.333,2.353,-0.98</text:p>
      <text:p text:style-name="Standard">24,1.333,1.283,-0.05</text:p>
      <text:p text:style-name="Standard">25,1.833,1.643,-0.191</text:p>
      <text:p text:style-name="Standard">26,2.4,1.591,-0.809</text:p>
      <text:p text:style-name="Standard">27,1.286,3.149,1.863</text:p>
      <text:p text:style-name="Standard">28,2.6,1.451,-1.149</text:p>
      <text:p text:style-name="Standard">29,1.4,2.088,0.688</text:p>
      <text:p text:style-name="Standard">30,1.8,2.264,0.464</text:p>
      <text:p text:style-name="Standard">31,2.8,2.256,-0.544</text:p>
      <text:p text:style-name="Standard">32,2.2,2.615,0.415</text:p>
      <text:p text:style-name="Standard">33,3,2.221,-0.779</text:p>
      <text:p text:style-name="Standard">34,2,2.318,0.318</text:p>
      <text:p text:style-name="Standard">35,2.5,1.781,-0.719</text:p>
      <text:p text:style-name="Standard">36,1,1.591,0.591</text:p>
      <text:p text:style-name="Standard">37,2.6,2.036,-0.564</text:p>
      <text:p text:style-name="Standard"><text:soft-page-break/>38,0.8,1.143,0.343</text:p>
      <text:p text:style-name="Standard">39,0.4,0.724,0.324</text:p>
      <text:p text:style-name="Standard">40,1.75,1.503,-0.247</text:p>
      <text:p text:style-name="Standard">41,1.2,1.801,0.601</text:p>
      <text:p text:style-name="Standard">42,1,1.451,0.451</text:p>
      <text:p text:style-name="Standard">43,3.8,3.934,0.134</text:p>
      <text:p text:style-name="Standard">44,2.4,2.168,-0.232</text:p>
      <text:p text:style-name="Standard">45,3,2.718,-0.282</text:p>
      <text:p text:style-name="Standard">46,3,2.44,-0.56</text:p>
      <text:p text:style-name="Standard">47,2.6,1.781,-0.819</text:p>
      <text:p text:style-name="Standard">48,0.833,2.044,1.21</text:p>
      <text:p text:style-name="Standard">49,3.833,3.213,-0.621</text:p>
      <text:p text:style-name="Standard">50,2,1.772,-0.228</text:p>
      <text:p text:style-name="Standard">51,2,1.619,-0.381</text:p>
      <text:p text:style-name="Standard">52,0.286,1.451,1.165</text:p>
      <text:p text:style-name="Standard">53,2.833,2.396,-0.437</text:p>
      <text:p text:style-name="Standard">54,2.8,2.264,-0.536</text:p>
      <text:p text:style-name="Standard">55,3.333,2.388,-0.945</text:p>
      <text:p text:style-name="Standard">56,1,1.591,0.591</text:p>
      <text:p text:style-name="Standard">57,1,1.868,0.868</text:p>
      <text:p text:style-name="Standard">58,3.333,3.494,0.161</text:p>
      <text:p text:style-name="Standard">59,1.333,1.891,0.558</text:p>
      <text:p text:style-name="Standard">60,3.8,2.215,-1.585</text:p>
      <text:p text:style-name="Standard">61,3.4,1.759,-1.641</text:p>
      <text:p text:style-name="Standard">62,2,1.816,-0.184</text:p>
      <text:p text:style-name="Standard">63,2.2,1.473,-0.727</text:p>
      <text:p text:style-name="Standard">64,1,1.479,0.479</text:p>
      <text:p text:style-name="Standard">65,2.2,1.773,-0.427</text:p>
      <text:p text:style-name="Standard">66,1.333,1.759,0.425</text:p>
      <text:p text:style-name="Standard">67,2.8,2.981,0.181</text:p>
      <text:p text:style-name="Standard">68,2.333,2.688,0.355</text:p>
      <text:p text:style-name="Standard">69,2.667,2.586,-0.081</text:p>
      <text:p text:style-name="Standard">70,1,1.723,0.723</text:p>
      <text:p text:style-name="Standard">71,4.4,2.893,-1.507</text:p>
      <text:p text:style-name="Standard">72,3.2,1.591,-1.609</text:p>
      <text:p text:style-name="Standard">73,2.8,1.451,-1.349</text:p>
      <text:p text:style-name="Standard">74,3.8,1.858,-1.942</text:p>
      <text:p text:style-name="Standard">75,2.5,1.443,-1.057</text:p>
      <text:p text:style-name="Standard">76,1.4,2,0.6</text:p>
      <text:p text:style-name="Standard">77,1.667,2.242,0.575</text:p>
      <text:p text:style-name="Standard">78,2.6,2.025,-0.575</text:p>
      <text:p text:style-name="Standard">79,2.333,2.454,0.12</text:p>
      <text:p text:style-name="Standard">80,0.5,1.451,0.951</text:p>
      <text:p text:style-name="Standard">81,0.333,1.591,1.258</text:p>
      <text:p text:style-name="Standard">82,2,1.503,-0.497</text:p>
      <text:p text:style-name="Standard">83,0.8,1.591,0.791</text:p>
      <text:p text:style-name="Standard">84,3.2,1.591,-1.609</text:p>
      <text:p text:style-name="Standard">85,2,2.333,0.333</text:p>
      <text:p text:style-name="Standard">86,0.2,2.263,2.063</text:p>
      <text:p text:style-name="Standard">87,3.25,3.101,-0.149</text:p>
      <text:p text:style-name="Standard">88,3.8,2.438,-1.362</text:p>
      <text:p text:style-name="Standard"><text:soft-page-break/>89,2.8,1.473,-1.327</text:p>
      <text:p text:style-name="Standard">90,2.4,2.521,0.121</text:p>
      <text:p text:style-name="Standard">91,3,2.034,-0.966</text:p>
      <text:p text:style-name="Standard">92,2.2,1.591,-0.609</text:p>
      <text:p text:style-name="Standard">93,2.2,1.718,-0.482</text:p>
      <text:p text:style-name="Standard">94,1,2.097,1.097</text:p>
      <text:p text:style-name="Standard">95,3.25,2.213,-1.037</text:p>
      <text:p text:style-name="Standard">96,3.2,2.388,-0.812</text:p>
      <text:p text:style-name="Standard">97,3,2.081,-0.919</text:p>
      <text:p text:style-name="Standard">98,1.167,2.308,1.141</text:p>
      <text:p text:style-name="Standard">99,1.2,1.998,0.798</text:p>
      <text:p text:style-name="Standard">100,4.4,2.355,-2.045</text:p>
      <text:p text:style-name="Standard">1,1.4,1.869,0.469</text:p>
      <text:p text:style-name="Standard">2,2,2.139,0.139</text:p>
      <text:p text:style-name="Standard">3,0.8,1.278,0.478</text:p>
      <text:p text:style-name="Standard">4,0.4,1.394,0.994</text:p>
      <text:p text:style-name="Standard">5,2.25,1.614,-0.636</text:p>
      <text:p text:style-name="Standard">6,2.667,2.202,-0.464</text:p>
      <text:p text:style-name="Standard">7,1.167,1.705,0.538</text:p>
      <text:p text:style-name="Standard">8,1.667,1.493,-0.174</text:p>
      <text:p text:style-name="Standard">9,2.667,2.217,-0.449</text:p>
      <text:p text:style-name="Standard">10,1.75,1.307,-0.443</text:p>
      <text:p text:style-name="Standard">11,4,1.34,-2.66</text:p>
      <text:p text:style-name="Standard">12,4.167,3.067,-1.1</text:p>
      <text:p text:style-name="Standard">13,1.833,1.614,-0.219</text:p>
      <text:p text:style-name="Standard">14,0.8,1.688,0.888</text:p>
      <text:p text:style-name="Standard">15,1.2,1.786,0.586</text:p>
      <text:p text:style-name="Standard">16,1.6,2.344,0.744</text:p>
      <text:p text:style-name="Standard">17,2.75,2.107,-0.643</text:p>
      <text:p text:style-name="Standard">18,3.5,2.594,-0.906</text:p>
      <text:p text:style-name="Standard">19,4.833,1.697,-3.136</text:p>
      <text:p text:style-name="Standard">20,1.833,1.502,-0.331</text:p>
      <text:p text:style-name="Standard">21,1.833,2.065,0.232</text:p>
      <text:p text:style-name="Standard">22,1.6,2.139,0.539</text:p>
      <text:p text:style-name="Standard">23,0.6,1.104,0.504</text:p>
      <text:p text:style-name="Standard">24,1.833,1.376,-0.457</text:p>
      <text:p text:style-name="Standard">25,0.4,1.693,1.293</text:p>
      <text:p text:style-name="Standard">26,1.667,2.139,0.472</text:p>
      <text:p text:style-name="Standard">27,4,2.785,-1.215</text:p>
      <text:p text:style-name="Standard">28,1,1.91,0.91</text:p>
      <text:p text:style-name="Standard">29,1.4,1.76,0.36</text:p>
      <text:p text:style-name="Standard">30,0.667,1.307,0.64</text:p>
      <text:p text:style-name="Standard">31,2.2,1.307,-0.893</text:p>
      <text:p text:style-name="Standard">32,2.6,2.435,-0.165</text:p>
      <text:p text:style-name="Standard">33,3.2,0.986,-2.214</text:p>
      <text:p text:style-name="Standard">34,0,1.307,1.307</text:p>
      <text:p text:style-name="Standard">35,4,2.929,-1.071</text:p>
      <text:p text:style-name="Standard">36,3,1.842,-1.158</text:p>
      <text:p text:style-name="Standard">37,2.6,1.688,-0.912</text:p>
      <text:p text:style-name="Standard">38,2.6,1.381,-1.219</text:p>
      <text:p text:style-name="Standard">39,0.75,1.376,0.626</text:p>
      <text:p text:style-name="Standard"><text:soft-page-break/>40,0,1.502,1.502</text:p>
      <text:p text:style-name="Standard">41,2,2.175,0.175</text:p>
      <text:p text:style-name="Standard">42,3.167,1.228,-1.939</text:p>
      <text:p text:style-name="Standard">43,1.4,1.502,0.102</text:p>
      <text:p text:style-name="Standard">44,3.6,3.058,-0.542</text:p>
      <text:p text:style-name="Standard">45,2.5,1.705,-0.795</text:p>
      <text:p text:style-name="Standard">46,1.167,1.995,0.828</text:p>
      <text:p text:style-name="Standard">47,0.6,1.809,1.209</text:p>
      <text:p text:style-name="Standard">48,0.75,1.273,0.523</text:p>
      <text:p text:style-name="Standard">49,1.6,2.034,0.434</text:p>
      <text:p text:style-name="Standard">50,1.6,2.139,0.539</text:p>
      <text:p text:style-name="Standard">51,3,3.192,0.192</text:p>
      <text:p text:style-name="Standard">52,0.25,1.758,1.508</text:p>
      <text:p text:style-name="Standard">53,1.167,2.283,1.116</text:p>
      <text:p text:style-name="Standard">54,1.75,1.817,0.067</text:p>
      <text:p text:style-name="Standard">55,2,1.51,-0.49</text:p>
      <text:p text:style-name="Standard">56,1.8,2.21,0.41</text:p>
      <text:p text:style-name="Standard">57,1.667,1.39,-0.276</text:p>
      <text:p text:style-name="Standard">58,2.25,2.664,0.414</text:p>
      <text:p text:style-name="Standard">59,1.6,1.502,-0.098</text:p>
      <text:p text:style-name="Standard">60,1.2,1.394,0.194</text:p>
      <text:p text:style-name="Standard">61,1.333,1.809,0.476</text:p>
      <text:p text:style-name="Standard">62,3,1.502,-1.498</text:p>
      <text:p text:style-name="Standard">63,0.4,1.502,1.102</text:p>
      <text:p text:style-name="Standard">64,1.6,2.413,0.813</text:p>
      <text:p text:style-name="Standard">65,0.833,1.502,0.669</text:p>
      <text:p text:style-name="Standard">66,3.167,3.23,0.063</text:p>
      <text:p text:style-name="Standard">67,2.6,1.775,-0.825</text:p>
      <text:p text:style-name="Standard">68,1.4,2.139,0.739</text:p>
      <text:p text:style-name="Standard">69,0.833,1.433,0.6</text:p>
      <text:p text:style-name="Standard">70,2,1.502,-0.498</text:p>
      <text:p text:style-name="Standard">71,1.2,1.468,0.268</text:p>
      <text:p text:style-name="Standard">72,2,1.688,-0.312</text:p>
      <text:p text:style-name="Standard">73,2.25,1.502,-0.748</text:p>
      <text:p text:style-name="Standard">74,2.2,2.271,0.071</text:p>
      <text:p text:style-name="Standard">75,2.8,2.473,-0.327</text:p>
      <text:p text:style-name="Standard">76,1.4,1.706,0.306</text:p>
      <text:p text:style-name="Standard">77,0.8,2.612,1.812</text:p>
      <text:p text:style-name="Standard">78,0.333,1.069,0.736</text:p>
      <text:p text:style-name="Standard">79,3.4,2.292,-1.108</text:p>
      <text:p text:style-name="Standard">80,1,2.375,1.375</text:p>
      <text:p text:style-name="Standard">81,4.2,2.59,-1.61</text:p>
      <text:p text:style-name="Standard">82,2.2,1.195,-1.005</text:p>
      <text:p text:style-name="Standard">83,1,1.664,0.664</text:p>
      <text:p text:style-name="Standard">84,0.2,1.451,1.251</text:p>
      <text:p text:style-name="Standard">85,3.2,3.045,-0.155</text:p>
      <text:p text:style-name="Standard">86,1.8,1.502,-0.298</text:p>
      <text:p text:style-name="Standard">87,1.2,1.455,0.255</text:p>
      <text:p text:style-name="Standard">88,3.25,1.293,-1.957</text:p>
      <text:p text:style-name="Standard">89,2.4,1.502,-0.898</text:p>
      <text:p text:style-name="Standard">90,1,2.125,1.125</text:p>
      <text:p text:style-name="Standard"><text:soft-page-break/>91,2.333,2.139,-0.194</text:p>
      <text:p text:style-name="Standard">92,4.833,2.719,-2.114</text:p>
      <text:p text:style-name="Standard">93,0.333,1.394,1.06</text:p>
      <text:p text:style-name="Standard">94,4.167,1.795,-2.372</text:p>
      <text:p text:style-name="Standard">95,1,1.195,0.195</text:p>
      <text:p text:style-name="Standard">96,0.167,1.614,1.447</text:p>
      <text:p text:style-name="Standard">97,4.6,2.158,-2.442</text:p>
      <text:p text:style-name="Standard">98,1,2.285,1.285</text:p>
      <text:p text:style-name="Standard">99,2,1.758,-0.242</text:p>
      <text:p text:style-name="Standard">100,0.2,1.502,1.302</text:p>
      <text:p text:style-name="Standard">1,1.5,1.74,0.24</text:p>
      <text:p text:style-name="Standard">2,2.667,1.517,-1.15</text:p>
      <text:p text:style-name="Standard">3,1.4,2.348,0.948</text:p>
      <text:p text:style-name="Standard">4,2.6,1.511,-1.089</text:p>
      <text:p text:style-name="Standard">5,2,1.716,-0.284</text:p>
      <text:p text:style-name="Standard">6,3.8,1.804,-1.996</text:p>
      <text:p text:style-name="Standard">7,2.143,2.712,0.569</text:p>
      <text:p text:style-name="Standard">8,2.2,2.177,-0.023</text:p>
      <text:p text:style-name="Standard">9,1.8,1.716,-0.084</text:p>
      <text:p text:style-name="Standard">10,4.6,2.892,-1.708</text:p>
      <text:p text:style-name="Standard">11,1.333,2.212,0.879</text:p>
      <text:p text:style-name="Standard">12,1.167,1.302,0.135</text:p>
      <text:p text:style-name="Standard">13,2.8,1.8,-1</text:p>
      <text:p text:style-name="Standard">14,2.6,1.965,-0.635</text:p>
      <text:p text:style-name="Standard">15,0.4,2.181,1.781</text:p>
      <text:p text:style-name="Standard">16,0.2,1.312,1.112</text:p>
      <text:p text:style-name="Standard">17,3,2.154,-0.846</text:p>
      <text:p text:style-name="Standard">18,3.286,2.283,-1.003</text:p>
      <text:p text:style-name="Standard">19,1,1.596,0.596</text:p>
      <text:p text:style-name="Standard">20,2.167,1.721,-0.446</text:p>
      <text:p text:style-name="Standard">21,1,1.853,0.853</text:p>
      <text:p text:style-name="Standard">22,2.167,1.989,-0.178</text:p>
      <text:p text:style-name="Standard">23,3.333,2.906,-0.427</text:p>
      <text:p text:style-name="Standard">24,4,2.764,-1.236</text:p>
      <text:p text:style-name="Standard">25,1.167,2.418,1.252</text:p>
      <text:p text:style-name="Standard">26,2.4,2.283,-0.117</text:p>
      <text:p text:style-name="Standard">27,0.2,0.86,0.66</text:p>
      <text:p text:style-name="Standard">28,5,1.932,-3.068</text:p>
      <text:p text:style-name="Standard">29,1,1.892,0.892</text:p>
      <text:p text:style-name="Standard">30,2.8,2.144,-0.656</text:p>
      <text:p text:style-name="Standard">31,0.4,1.596,1.196</text:p>
      <text:p text:style-name="Standard">32,2,2.052,0.052</text:p>
      <text:p text:style-name="Standard">33,2.6,1.795,-0.805</text:p>
      <text:p text:style-name="Standard">34,3.2,1.943,-1.257</text:p>
      <text:p text:style-name="Standard">35,4.333,1.74,-2.593</text:p>
      <text:p text:style-name="Standard">36,0.8,1.302,0.502</text:p>
      <text:p text:style-name="Standard">37,2,1.795,-0.205</text:p>
      <text:p text:style-name="Standard">38,2.2,1.407,-0.793</text:p>
      <text:p text:style-name="Standard">39,2.2,2.144,-0.056</text:p>
      <text:p text:style-name="Standard">40,0.2,1.312,1.112</text:p>
      <text:p text:style-name="Standard">41,1.143,2.078,0.936</text:p>
      <text:p text:style-name="Standard"><text:soft-page-break/>42,0.8,1.097,0.297</text:p>
      <text:p text:style-name="Standard">43,1.4,1.517,0.117</text:p>
      <text:p text:style-name="Standard">44,0.833,1.381,0.548</text:p>
      <text:p text:style-name="Standard">45,2,1.716,-0.284</text:p>
      <text:p text:style-name="Standard">46,0.2,1.721,1.521</text:p>
      <text:p text:style-name="Standard">47,3,2.632,-0.368</text:p>
      <text:p text:style-name="Standard">48,3,1.845,-1.155</text:p>
      <text:p text:style-name="Standard">49,1.167,1.322,0.155</text:p>
      <text:p text:style-name="Standard">50,2.167,2.311,0.145</text:p>
      <text:p text:style-name="Standard">51,2.667,3.278,0.611</text:p>
      <text:p text:style-name="Standard">52,0,1.312,1.312</text:p>
      <text:p text:style-name="Standard">53,1.833,2.144,0.31</text:p>
      <text:p text:style-name="Standard">54,1.667,2.776,1.109</text:p>
      <text:p text:style-name="Standard">55,4.4,2.506,-1.894</text:p>
      <text:p text:style-name="Standard">56,1.833,1.939,0.106</text:p>
      <text:p text:style-name="Standard">57,1.167,1.845,0.679</text:p>
      <text:p text:style-name="Standard">58,1,2.626,1.626</text:p>
      <text:p text:style-name="Standard">59,1,1.322,0.322</text:p>
      <text:p text:style-name="Standard">60,1.167,1.944,0.778</text:p>
      <text:p text:style-name="Standard">61,1.4,2.367,0.967</text:p>
      <text:p text:style-name="Standard">62,1,1.631,0.631</text:p>
      <text:p text:style-name="Standard">63,0.333,1.302,0.968</text:p>
      <text:p text:style-name="Standard">64,3,2.987,-0.013</text:p>
      <text:p text:style-name="Standard">65,2.833,2.511,-0.322</text:p>
      <text:p text:style-name="Standard">66,3.167,1.947,-1.22</text:p>
      <text:p text:style-name="Standard">67,2.2,2.792,0.592</text:p>
      <text:p text:style-name="Standard">68,2.167,1.437,-0.729</text:p>
      <text:p text:style-name="Standard">69,2.75,2.241,-0.509</text:p>
      <text:p text:style-name="Standard">70,1.2,1.437,0.237</text:p>
      <text:p text:style-name="Standard">71,0.6,1.233,0.633</text:p>
      <text:p text:style-name="Standard">72,4.667,2.632,-2.034</text:p>
      <text:p text:style-name="Standard">73,2.4,1.596,-0.804</text:p>
      <text:p text:style-name="Standard">74,1.2,1.615,0.415</text:p>
      <text:p text:style-name="Standard">75,0.5,1.511,1.011</text:p>
      <text:p text:style-name="Standard">76,2.5,2.004,-0.496</text:p>
      <text:p text:style-name="Standard">77,1.4,1.716,0.316</text:p>
      <text:p text:style-name="Standard">78,3.8,2.144,-1.656</text:p>
      <text:p text:style-name="Standard">79,4.4,2.636,-1.764</text:p>
      <text:p text:style-name="Standard">80,4.833,1.716,-3.118</text:p>
      <text:p text:style-name="Standard">81,1,1.596,0.596</text:p>
      <text:p text:style-name="Standard">82,4.167,2.427,-1.74</text:p>
      <text:p text:style-name="Standard">83,1.5,2.069,0.569</text:p>
      <text:p text:style-name="Standard">84,1,1.517,0.517</text:p>
      <text:p text:style-name="Standard">85,4.5,2.259,-2.241</text:p>
      <text:p text:style-name="Standard">86,3.2,1.964,-1.236</text:p>
      <text:p text:style-name="Standard">87,3.667,1.8,-1.866</text:p>
      <text:p text:style-name="Standard">88,0,1.795,1.795</text:p>
      <text:p text:style-name="Standard">89,2.6,2.595,-0.005</text:p>
      <text:p text:style-name="Standard">90,0.667,1.674,1.008</text:p>
      <text:p text:style-name="Standard">91,2.2,1.74,-0.46</text:p>
      <text:p text:style-name="Standard">92,2.2,1.46,-0.74</text:p>
      <text:p text:style-name="Standard"><text:soft-page-break/>93,1.2,1.517,0.317</text:p>
      <text:p text:style-name="Standard">94,1,2.144,1.144</text:p>
      <text:p text:style-name="Standard">95,2.8,2.024,-0.776</text:p>
      <text:p text:style-name="Standard">96,1,1.486,0.486</text:p>
      <text:p text:style-name="Standard">97,0,1.233,1.233</text:p>
      <text:p text:style-name="Standard">98,3.667,2.427,-1.24</text:p>
      <text:p text:style-name="Standard">99,0,1.661,1.661</text:p>
      <text:p text:style-name="Standard">100,0.333,1.77,1.436</text:p>
      <text:p text:style-name="Standard">1,2.5,2.021,-0.479</text:p>
      <text:p text:style-name="Standard">2,1.333,1.629,0.296</text:p>
      <text:p text:style-name="Standard">3,4.167,1.551,-2.615</text:p>
      <text:p text:style-name="Standard">4,1.4,1.928,0.528</text:p>
      <text:p text:style-name="Standard">5,1.833,2.771,0.938</text:p>
      <text:p text:style-name="Standard">6,0.8,1.448,0.648</text:p>
      <text:p text:style-name="Standard">7,3,2.312,-0.688</text:p>
      <text:p text:style-name="Standard">8,4.2,1.913,-2.287</text:p>
      <text:p text:style-name="Standard">9,1.8,1.629,-0.171</text:p>
      <text:p text:style-name="Standard">10,2,2.582,0.582</text:p>
      <text:p text:style-name="Standard">11,1.167,1.303,0.136</text:p>
      <text:p text:style-name="Standard">12,3,2.032,-0.968</text:p>
      <text:p text:style-name="Standard">13,3.5,2.353,-1.147</text:p>
      <text:p text:style-name="Standard">14,0,1.287,1.287</text:p>
      <text:p text:style-name="Standard">15,1.6,2.164,0.564</text:p>
      <text:p text:style-name="Standard">16,3,2.353,-0.647</text:p>
      <text:p text:style-name="Standard">17,0.333,2.919,2.585</text:p>
      <text:p text:style-name="Standard">18,2.167,1.866,-0.301</text:p>
      <text:p text:style-name="Standard">19,2,2.474,0.474</text:p>
      <text:p text:style-name="Standard">20,3.167,1.77,-1.397</text:p>
      <text:p text:style-name="Standard">21,1.4,1.287,-0.113</text:p>
      <text:p text:style-name="Standard">22,2,2.157,0.157</text:p>
      <text:p text:style-name="Standard">23,1.833,2.17,0.336</text:p>
      <text:p text:style-name="Standard">24,2,1.448,-0.552</text:p>
      <text:p text:style-name="Standard">25,1.75,2.153,0.403</text:p>
      <text:p text:style-name="Standard">26,1.5,2.038,0.538</text:p>
      <text:p text:style-name="Standard">27,1.5,2.346,0.846</text:p>
      <text:p text:style-name="Standard">28,0.833,1.767,0.934</text:p>
      <text:p text:style-name="Standard">29,2,1.694,-0.306</text:p>
      <text:p text:style-name="Standard">30,1.333,2.456,1.123</text:p>
      <text:p text:style-name="Standard">31,1,1.815,0.815</text:p>
      <text:p text:style-name="Standard">32,0.667,1.678,1.012</text:p>
      <text:p text:style-name="Standard">33,3.5,1.885,-1.615</text:p>
      <text:p text:style-name="Standard">34,3.167,2.686,-0.481</text:p>
      <text:p text:style-name="Standard">35,3.25,2.689,-0.561</text:p>
      <text:p text:style-name="Standard">36,1.4,3.012,1.612</text:p>
      <text:p text:style-name="Standard">37,3.667,2.456,-1.21</text:p>
      <text:p text:style-name="Standard">38,0.667,1.594,0.927</text:p>
      <text:p text:style-name="Standard">39,2,1.629,-0.371</text:p>
      <text:p text:style-name="Standard">40,0,1.614,1.614</text:p>
      <text:p text:style-name="Standard">41,0,1.448,1.448</text:p>
      <text:p text:style-name="Standard">42,2.6,3.12,0.52</text:p>
      <text:p text:style-name="Standard">43,0,1.149,1.149</text:p>
      <text:p text:style-name="Standard"><text:soft-page-break/>44,3,5.576,2.576</text:p>
      <text:p text:style-name="Standard">45,3.667,1.893,-1.774</text:p>
      <text:p text:style-name="Standard">46,1.833,2.054,0.22</text:p>
      <text:p text:style-name="Standard">47,2,1.496,-0.504</text:p>
      <text:p text:style-name="Standard">48,1.2,1.586,0.386</text:p>
      <text:p text:style-name="Standard">49,4.8,2.77,-2.03</text:p>
      <text:p text:style-name="Standard">50,2,1.928,-0.072</text:p>
      <text:p text:style-name="Standard">51,0.8,1.747,0.947</text:p>
      <text:p text:style-name="Standard">52,2.2,1.974,-0.226</text:p>
      <text:p text:style-name="Standard">53,1,1.755,0.755</text:p>
      <text:p text:style-name="Standard">54,0.167,1.832,1.665</text:p>
      <text:p text:style-name="Standard">55,0.2,1.287,1.087</text:p>
      <text:p text:style-name="Standard">56,2.167,1.539,-0.627</text:p>
      <text:p text:style-name="Standard">57,1.167,1.586,0.419</text:p>
      <text:p text:style-name="Standard">58,1,1.448,0.448</text:p>
      <text:p text:style-name="Standard">59,1,1.448,0.448</text:p>
      <text:p text:style-name="Standard">60,0.667,1.629,0.963</text:p>
      <text:p text:style-name="Standard">61,2.6,1.928,-0.672</text:p>
      <text:p text:style-name="Standard">62,1.6,1.448,-0.152</text:p>
      <text:p text:style-name="Standard">63,1,1.551,0.551</text:p>
      <text:p text:style-name="Standard">64,1,2.273,1.273</text:p>
      <text:p text:style-name="Standard">65,0.5,1.149,0.649</text:p>
      <text:p text:style-name="Standard">66,1,2.582,1.582</text:p>
      <text:p text:style-name="Standard">67,3.6,2.01,-1.59</text:p>
      <text:p text:style-name="Standard">68,3,2.338,-0.662</text:p>
      <text:p text:style-name="Standard">69,1.5,1.623,0.123</text:p>
      <text:p text:style-name="Standard">70,0.167,1.551,1.385</text:p>
      <text:p text:style-name="Standard">71,1.4,2.831,1.431</text:p>
      <text:p text:style-name="Standard">72,0.5,2.54,2.04</text:p>
      <text:p text:style-name="Standard">73,1.6,1.594,-0.006</text:p>
      <text:p text:style-name="Standard">74,0.333,0.977,0.644</text:p>
      <text:p text:style-name="Standard">75,2.667,1.586,-1.081</text:p>
      <text:p text:style-name="Standard">76,2.333,1.551,-0.782</text:p>
      <text:p text:style-name="Standard">77,0.333,1.315,0.982</text:p>
      <text:p text:style-name="Standard">78,3,2.157,-0.843</text:p>
      <text:p text:style-name="Standard">79,4.2,1.748,-2.452</text:p>
      <text:p text:style-name="Standard">80,3.2,3.111,-0.089</text:p>
      <text:p text:style-name="Standard">81,4.4,2.456,-1.944</text:p>
      <text:p text:style-name="Standard">82,2.333,2.478,0.145</text:p>
      <text:p text:style-name="Standard">83,3.6,1.886,-1.714</text:p>
      <text:p text:style-name="Standard">84,2.833,1.755,-1.078</text:p>
      <text:p text:style-name="Standard">85,2.5,2.212,-0.288</text:p>
      <text:p text:style-name="Standard">86,1.2,1.966,0.766</text:p>
      <text:p text:style-name="Standard">87,0.2,1.494,1.294</text:p>
      <text:p text:style-name="Standard">88,0.833,1.448,0.614</text:p>
      <text:p text:style-name="Standard">89,1.167,1.586,0.419</text:p>
      <text:p text:style-name="Standard">90,3.333,2.23,-1.104</text:p>
      <text:p text:style-name="Standard">91,3.4,1.441,-1.959</text:p>
      <text:p text:style-name="Standard">92,1.6,2.532,0.932</text:p>
      <text:p text:style-name="Standard">93,2,1.448,-0.552</text:p>
      <text:p text:style-name="Standard">94,2.8,3.111,0.311</text:p>
      <text:p text:style-name="Standard"><text:soft-page-break/>95,1.8,1.448,-0.352</text:p>
      <text:p text:style-name="Standard">96,0,1.177,1.177</text:p>
      <text:p text:style-name="Standard">97,0,1.287,1.287</text:p>
      <text:p text:style-name="Standard">98,1.2,2.664,1.464</text:p>
      <text:p text:style-name="Standard">99,1.667,2.588,0.922</text:p>
      <text:p text:style-name="Standard">100,1.667,2.134,0.467</text:p>
      <text:p text:style-name="Standard">1,0,1.488,1.488</text:p>
      <text:p text:style-name="Standard">2,3,2.79,-0.21</text:p>
      <text:p text:style-name="Standard">3,1.833,1.349,-0.484</text:p>
      <text:p text:style-name="Standard">4,1.667,1.626,-0.04</text:p>
      <text:p text:style-name="Standard">5,1.6,2.073,0.473</text:p>
      <text:p text:style-name="Standard">6,0.8,1.828,1.028</text:p>
      <text:p text:style-name="Standard">7,2.8,1.919,-0.881</text:p>
      <text:p text:style-name="Standard">8,2,1.561,-0.439</text:p>
      <text:p text:style-name="Standard">9,1.4,2.248,0.848</text:p>
      <text:p text:style-name="Standard">10,2.833,3.327,0.494</text:p>
      <text:p text:style-name="Standard">11,3.5,3.853,0.353</text:p>
      <text:p text:style-name="Standard">12,1.833,1.893,0.06</text:p>
      <text:p text:style-name="Standard">13,2.75,2.251,-0.499</text:p>
      <text:p text:style-name="Standard">14,1.4,2.023,0.623</text:p>
      <text:p text:style-name="Standard">15,3.6,2.593,-1.007</text:p>
      <text:p text:style-name="Standard">16,1.25,1.794,0.544</text:p>
      <text:p text:style-name="Standard">17,1.8,1.885,0.085</text:p>
      <text:p text:style-name="Standard">18,3,3.062,0.062</text:p>
      <text:p text:style-name="Standard">19,2.75,2.581,-0.169</text:p>
      <text:p text:style-name="Standard">20,2.8,1.919,-0.881</text:p>
      <text:p text:style-name="Standard">21,3.2,2.006,-1.194</text:p>
      <text:p text:style-name="Standard">22,0.6,1.746,1.146</text:p>
      <text:p text:style-name="Standard">23,2.6,1.982,-0.618</text:p>
      <text:p text:style-name="Standard">24,0.75,1.488,0.738</text:p>
      <text:p text:style-name="Standard">25,2.8,1.849,-0.951</text:p>
      <text:p text:style-name="Standard">26,1.5,1.843,0.343</text:p>
      <text:p text:style-name="Standard">27,1,2.507,1.507</text:p>
      <text:p text:style-name="Standard">28,1.5,1.383,-0.117</text:p>
      <text:p text:style-name="Standard">29,0.6,2.533,1.933</text:p>
      <text:p text:style-name="Standard">30,1,1.321,0.321</text:p>
      <text:p text:style-name="Standard">31,1,2.144,1.144</text:p>
      <text:p text:style-name="Standard">32,3.2,2.144,-1.056</text:p>
      <text:p text:style-name="Standard">33,0,1.321,1.321</text:p>
      <text:p text:style-name="Standard">34,1.4,1.849,0.449</text:p>
      <text:p text:style-name="Standard">35,3.8,3.065,-0.735</text:p>
      <text:p text:style-name="Standard">36,2.833,1.995,-0.838</text:p>
      <text:p text:style-name="Standard">37,1.2,2.144,0.944</text:p>
      <text:p text:style-name="Standard">38,1.2,2.293,1.093</text:p>
      <text:p text:style-name="Standard">39,2.6,1.671,-0.929</text:p>
      <text:p text:style-name="Standard">40,2.8,2.587,-0.213</text:p>
      <text:p text:style-name="Standard">41,2.4,1.522,-0.878</text:p>
      <text:p text:style-name="Standard">42,0.8,1.522,0.722</text:p>
      <text:p text:style-name="Standard">43,0.5,1.21,0.71</text:p>
      <text:p text:style-name="Standard">44,1.5,1.828,0.328</text:p>
      <text:p text:style-name="Standard">45,2.8,2.183,-0.617</text:p>
      <text:p text:style-name="Standard"><text:soft-page-break/>46,2,1.321,-0.679</text:p>
      <text:p text:style-name="Standard">47,1.667,2.335,0.669</text:p>
      <text:p text:style-name="Standard">48,3.333,4.089,0.756</text:p>
      <text:p text:style-name="Standard">49,0.6,1.794,1.194</text:p>
      <text:p text:style-name="Standard">50,0,1.775,1.775</text:p>
      <text:p text:style-name="Standard">51,4.167,1.626,-2.54</text:p>
      <text:p text:style-name="Standard">52,0,1.469,1.469</text:p>
      <text:p text:style-name="Standard">53,4.5,2.23,-2.27</text:p>
      <text:p text:style-name="Standard">54,0.8,1.632,0.832</text:p>
      <text:p text:style-name="Standard">55,0.8,1.412,0.612</text:p>
      <text:p text:style-name="Standard">56,0.833,2.44,1.606</text:p>
      <text:p text:style-name="Standard">57,2.333,1.321,-1.013</text:p>
      <text:p text:style-name="Standard">58,2,2.392,0.392</text:p>
      <text:p text:style-name="Standard">59,2,2.345,0.345</text:p>
      <text:p text:style-name="Standard">60,3.5,2.821,-0.679</text:p>
      <text:p text:style-name="Standard">61,2,2.756,0.756</text:p>
      <text:p text:style-name="Standard">62,2.8,2.144,-0.656</text:p>
      <text:p text:style-name="Standard">63,2,2.756,0.756</text:p>
      <text:p text:style-name="Standard">64,1.8,1.977,0.177</text:p>
      <text:p text:style-name="Standard">65,2.333,2.303,-0.031</text:p>
      <text:p text:style-name="Standard">66,2,2.081,0.081</text:p>
      <text:p text:style-name="Standard">67,4.714,3.276,-1.438</text:p>
      <text:p text:style-name="Standard">68,0,1.977,1.977</text:p>
      <text:p text:style-name="Standard">69,3,2.861,-0.139</text:p>
      <text:p text:style-name="Standard">70,0.6,1.488,0.888</text:p>
      <text:p text:style-name="Standard">71,0.667,2.248,1.582</text:p>
      <text:p text:style-name="Standard">72,2.5,1.043,-1.457</text:p>
      <text:p text:style-name="Standard">73,2.75,2.144,-0.606</text:p>
      <text:p text:style-name="Standard">74,1.5,2.144,0.644</text:p>
      <text:p text:style-name="Standard">75,1,2.599,1.599</text:p>
      <text:p text:style-name="Standard">76,1,1.244,0.244</text:p>
      <text:p text:style-name="Standard">77,2.6,2.895,0.295</text:p>
      <text:p text:style-name="Standard">78,1.25,1.21,-0.04</text:p>
      <text:p text:style-name="Standard">79,1,2.023,1.023</text:p>
      <text:p text:style-name="Standard">80,0.4,1.488,1.088</text:p>
      <text:p text:style-name="Standard">81,2,2.134,0.134</text:p>
      <text:p text:style-name="Standard">82,4.333,2.073,-2.26</text:p>
      <text:p text:style-name="Standard">83,1.6,2.144,0.544</text:p>
      <text:p text:style-name="Standard">84,4.2,3.21,-0.99</text:p>
      <text:p text:style-name="Standard">85,0.2,1.321,1.121</text:p>
      <text:p text:style-name="Standard">86,1.6,1.82,0.22</text:p>
      <text:p text:style-name="Standard">87,0.167,1.331,1.165</text:p>
      <text:p text:style-name="Standard">88,0.667,1.153,0.487</text:p>
      <text:p text:style-name="Standard">89,3.6,2.567,-1.033</text:p>
      <text:p text:style-name="Standard">90,3,2.782,-0.218</text:p>
      <text:p text:style-name="Standard">91,4.6,2.25,-2.35</text:p>
      <text:p text:style-name="Standard">92,2.8,2.081,-0.719</text:p>
      <text:p text:style-name="Standard">93,1.5,2.45,0.95</text:p>
      <text:p text:style-name="Standard">94,3,1.885,-1.115</text:p>
      <text:p text:style-name="Standard">95,2.167,1.36,-0.807</text:p>
      <text:p text:style-name="Standard">96,1,1.488,0.488</text:p>
      <text:p text:style-name="Standard"><text:soft-page-break/>97,3.8,3.765,-0.035</text:p>
      <text:p text:style-name="Standard">98,1.429,0.915,-0.513</text:p>
      <text:p text:style-name="Standard">99,1.8,1.488,-0.312</text:p>
      <text:p text:style-name="Standard">100,4.2,5.962,1.762</text:p>
      <text:p text:style-name="Standard">1,1.75,1.94,0.19</text:p>
      <text:p text:style-name="Standard">2,2,1.524,-0.476</text:p>
      <text:p text:style-name="Standard">3,1,1.458,0.458</text:p>
      <text:p text:style-name="Standard">4,2,2.123,0.123</text:p>
      <text:p text:style-name="Standard">5,1.8,2.18,0.38</text:p>
      <text:p text:style-name="Standard">6,2.833,2.609,-0.224</text:p>
      <text:p text:style-name="Standard">7,0,1.043,1.043</text:p>
      <text:p text:style-name="Standard">8,1.4,2.131,0.731</text:p>
      <text:p text:style-name="Standard">9,0.6,1.087,0.487</text:p>
      <text:p text:style-name="Standard">10,3.2,2.561,-0.639</text:p>
      <text:p text:style-name="Standard">11,4.333,1.747,-2.587</text:p>
      <text:p text:style-name="Standard">12,4.2,1.796,-2.404</text:p>
      <text:p text:style-name="Standard">13,5,5.024,0.024</text:p>
      <text:p text:style-name="Standard">14,2,1.256,-0.744</text:p>
      <text:p text:style-name="Standard">15,3.167,1.222,-1.945</text:p>
      <text:p text:style-name="Standard">16,2,2.359,0.359</text:p>
      <text:p text:style-name="Standard">17,2.5,1.936,-0.564</text:p>
      <text:p text:style-name="Standard">18,3.2,1.508,-1.692</text:p>
      <text:p text:style-name="Standard">19,2.4,1.458,-0.942</text:p>
      <text:p text:style-name="Standard">20,1.333,0.942,-0.392</text:p>
      <text:p text:style-name="Standard">21,4.6,2.382,-2.218</text:p>
      <text:p text:style-name="Standard">22,3,3.467,0.467</text:p>
      <text:p text:style-name="Standard">23,1.8,2.143,0.343</text:p>
      <text:p text:style-name="Standard">24,1.6,2.354,0.754</text:p>
      <text:p text:style-name="Standard">25,2.4,2.546,0.146</text:p>
      <text:p text:style-name="Standard">26,4.4,1.762,-2.638</text:p>
      <text:p text:style-name="Standard">27,3.4,2.292,-1.108</text:p>
      <text:p text:style-name="Standard">28,1.4,2.055,0.655</text:p>
      <text:p text:style-name="Standard">29,2.2,2.282,0.082</text:p>
      <text:p text:style-name="Standard">30,1.6,1.414,-0.186</text:p>
      <text:p text:style-name="Standard">31,1.6,2.04,0.44</text:p>
      <text:p text:style-name="Standard">32,1.8,1.322,-0.478</text:p>
      <text:p text:style-name="Standard">33,0.6,1.188,0.588</text:p>
      <text:p text:style-name="Standard">34,1,1.984,0.984</text:p>
      <text:p text:style-name="Standard">35,4,1.869,-2.131</text:p>
      <text:p text:style-name="Standard">36,1.167,1.313,0.147</text:p>
      <text:p text:style-name="Standard">37,2.25,2.547,0.297</text:p>
      <text:p text:style-name="Standard">38,3.4,1.534,-1.866</text:p>
      <text:p text:style-name="Standard">39,1.167,2.036,0.869</text:p>
      <text:p text:style-name="Standard">40,3.75,2.06,-1.69</text:p>
      <text:p text:style-name="Standard">41,4.667,1.492,-3.174</text:p>
      <text:p text:style-name="Standard">42,0,1.087,1.087</text:p>
      <text:p text:style-name="Standard">43,1.4,1.762,0.362</text:p>
      <text:p text:style-name="Standard">44,3.4,3.048,-0.352</text:p>
      <text:p text:style-name="Standard">45,4,2.426,-1.574</text:p>
      <text:p text:style-name="Standard">46,1.5,1.864,0.364</text:p>
      <text:p text:style-name="Standard">47,4.2,1.545,-2.655</text:p>
      <text:p text:style-name="Standard"><text:soft-page-break/>48,3.167,1.914,-1.253</text:p>
      <text:p text:style-name="Standard">49,2.5,1.637,-0.863</text:p>
      <text:p text:style-name="Standard">50,2,2.257,0.257</text:p>
      <text:p text:style-name="Standard">51,3.2,1.38,-1.82</text:p>
      <text:p text:style-name="Standard">52,2.2,1.685,-0.515</text:p>
      <text:p text:style-name="Standard">53,1.167,1.747,0.58</text:p>
      <text:p text:style-name="Standard">54,2,1.492,-0.508</text:p>
      <text:p text:style-name="Standard">55,1.2,0.863,-0.337</text:p>
      <text:p text:style-name="Standard">56,4.4,2.485,-1.915</text:p>
      <text:p text:style-name="Standard">57,2,1.737,-0.263</text:p>
      <text:p text:style-name="Standard">58,0.75,1.458,0.708</text:p>
      <text:p text:style-name="Standard">59,2.5,2.566,0.066</text:p>
      <text:p text:style-name="Standard">60,2,2.807,0.807</text:p>
      <text:p text:style-name="Standard">61,0.167,1.322,1.155</text:p>
      <text:p text:style-name="Standard">62,1.167,1.713,0.546</text:p>
      <text:p text:style-name="Standard">63,0,2.683,2.683</text:p>
      <text:p text:style-name="Standard">64,4.167,3.645,-0.522</text:p>
      <text:p text:style-name="Standard">65,2.667,2.2,-0.467</text:p>
      <text:p text:style-name="Standard">66,2,1.533,-0.467</text:p>
      <text:p text:style-name="Standard">67,2,2.051,0.051</text:p>
      <text:p text:style-name="Standard">68,1,1.713,0.713</text:p>
      <text:p text:style-name="Standard">69,3.8,2.528,-1.272</text:p>
      <text:p text:style-name="Standard">70,2.2,1.915,-0.285</text:p>
      <text:p text:style-name="Standard">71,3,1.713,-1.287</text:p>
      <text:p text:style-name="Standard">72,4.2,1.834,-2.366</text:p>
      <text:p text:style-name="Standard">73,2.833,2.382,-0.452</text:p>
      <text:p text:style-name="Standard">74,3.833,1.796,-2.037</text:p>
      <text:p text:style-name="Standard">75,1.8,1.053,-0.747</text:p>
      <text:p text:style-name="Standard">76,0.8,1.313,0.513</text:p>
      <text:p text:style-name="Standard">77,1.333,1.793,0.46</text:p>
      <text:p text:style-name="Standard">78,0.5,2.259,1.759</text:p>
      <text:p text:style-name="Standard">79,2.833,2.224,-0.609</text:p>
      <text:p text:style-name="Standard">80,2,1.256,-0.744</text:p>
      <text:p text:style-name="Standard">81,2,1.149,-0.851</text:p>
      <text:p text:style-name="Standard">82,3,2.514,-0.486</text:p>
      <text:p text:style-name="Standard">83,4.2,2.634,-1.566</text:p>
      <text:p text:style-name="Standard">84,0,1.613,1.613</text:p>
      <text:p text:style-name="Standard">85,0.167,1.357,1.19</text:p>
      <text:p text:style-name="Standard">86,0.25,1.858,1.608</text:p>
      <text:p text:style-name="Standard">87,1.8,1.691,-0.109</text:p>
      <text:p text:style-name="Standard">88,0.5,2.017,1.517</text:p>
      <text:p text:style-name="Standard">89,2.667,2.413,-0.254</text:p>
      <text:p text:style-name="Standard">90,0.833,1.458,0.625</text:p>
      <text:p text:style-name="Standard">91,3,2.157,-0.843</text:p>
      <text:p text:style-name="Standard">92,1.4,2.265,0.865</text:p>
      <text:p text:style-name="Standard">93,2.333,2.042,-0.291</text:p>
      <text:p text:style-name="Standard">94,1.5,1.679,0.179</text:p>
      <text:p text:style-name="Standard">95,3.667,2.152,-1.514</text:p>
      <text:p text:style-name="Standard">96,0,1.391,1.391</text:p>
      <text:p text:style-name="Standard">97,1.2,1.289,0.089</text:p>
      <text:p text:style-name="Standard">98,3,2.932,-0.068</text:p>
      <text:p text:style-name="Standard"><text:soft-page-break/>99,4.2,1.492,-2.708</text:p>
      <text:p text:style-name="Standard">100,0.6,1.998,1.398</text:p>
      <text:p text:style-name="Standard">1,4,1.831,-2.169</text:p>
      <text:p text:style-name="Standard">2,2.6,2.03,-0.57</text:p>
      <text:p text:style-name="Standard">3,1.4,1.7,0.3</text:p>
      <text:p text:style-name="Standard">4,1.333,2.469,1.136</text:p>
      <text:p text:style-name="Standard">5,1.8,1.386,-0.414</text:p>
      <text:p text:style-name="Standard">6,2.833,1.649,-1.184</text:p>
      <text:p text:style-name="Standard">7,2.2,2.337,0.137</text:p>
      <text:p text:style-name="Standard">8,2.5,1.843,-0.657</text:p>
      <text:p text:style-name="Standard">9,0.167,1.376,1.209</text:p>
      <text:p text:style-name="Standard">10,0.167,1.193,1.026</text:p>
      <text:p text:style-name="Standard">11,1.5,1.518,0.018</text:p>
      <text:p text:style-name="Standard">12,1.2,1.902,0.702</text:p>
      <text:p text:style-name="Standard">13,1.667,1.393,-0.274</text:p>
      <text:p text:style-name="Standard">14,0.6,1.649,1.049</text:p>
      <text:p text:style-name="Standard">15,1.4,1.649,0.249</text:p>
      <text:p text:style-name="Standard">16,2.2,2.16,-0.04</text:p>
      <text:p text:style-name="Standard">17,4,2.627,-1.373</text:p>
      <text:p text:style-name="Standard">18,0.667,1.791,1.125</text:p>
      <text:p text:style-name="Standard">19,1.333,2.155,0.822</text:p>
      <text:p text:style-name="Standard">20,4.167,3.918,-0.249</text:p>
      <text:p text:style-name="Standard">21,0.6,1.7,1.1</text:p>
      <text:p text:style-name="Standard">22,0.667,1.968,1.301</text:p>
      <text:p text:style-name="Standard">23,1.667,1.902,0.236</text:p>
      <text:p text:style-name="Standard">24,3,2.782,-0.218</text:p>
      <text:p text:style-name="Standard">25,0.667,1.193,0.526</text:p>
      <text:p text:style-name="Standard">26,1,2,1</text:p>
      <text:p text:style-name="Standard">27,1.167,1.649,0.482</text:p>
      <text:p text:style-name="Standard">28,3.333,3.384,0.051</text:p>
      <text:p text:style-name="Standard">29,3.333,3.773,0.44</text:p>
      <text:p text:style-name="Standard">30,1,2.253,1.253</text:p>
      <text:p text:style-name="Standard">31,3.167,2.651,-0.516</text:p>
      <text:p text:style-name="Standard">32,1.6,2.298,0.698</text:p>
      <text:p text:style-name="Standard">33,3.25,2.377,-0.873</text:p>
      <text:p text:style-name="Standard">34,2,1.769,-0.231</text:p>
      <text:p text:style-name="Standard">35,1.8,1.7,-0.1</text:p>
      <text:p text:style-name="Standard">36,1.25,1.831,0.581</text:p>
      <text:p text:style-name="Standard">37,0.667,1.506,0.839</text:p>
      <text:p text:style-name="Standard">38,0.4,2.155,1.755</text:p>
      <text:p text:style-name="Standard">39,1.6,1.649,0.049</text:p>
      <text:p text:style-name="Standard">40,1.2,2.144,0.944</text:p>
      <text:p text:style-name="Standard">41,0.5,1.889,1.389</text:p>
      <text:p text:style-name="Standard">42,2.833,2.662,-0.171</text:p>
      <text:p text:style-name="Standard">43,1.25,2.264,1.014</text:p>
      <text:p text:style-name="Standard">44,0.4,1.769,1.369</text:p>
      <text:p text:style-name="Standard">45,4.6,2.243,-2.357</text:p>
      <text:p text:style-name="Standard">46,3.667,2.782,-0.885</text:p>
      <text:p text:style-name="Standard">47,0.2,1.675,1.475</text:p>
      <text:p text:style-name="Standard">48,4.5,2.326,-2.174</text:p>
      <text:p text:style-name="Standard">49,1.333,1.649,0.316</text:p>
      <text:p text:style-name="Standard"><text:soft-page-break/>50,0.4,1.711,1.311</text:p>
      <text:p text:style-name="Standard">51,4.429,1.178,-3.25</text:p>
      <text:p text:style-name="Standard">52,2.667,2.206,-0.461</text:p>
      <text:p text:style-name="Standard">53,1.6,1.649,0.049</text:p>
      <text:p text:style-name="Standard">54,1,2.155,1.155</text:p>
      <text:p text:style-name="Standard">55,1,1.831,0.831</text:p>
      <text:p text:style-name="Standard">56,2.5,2.797,0.297</text:p>
      <text:p text:style-name="Standard">57,0.2,1.518,1.318</text:p>
      <text:p text:style-name="Standard">58,2,2.03,0.03</text:p>
      <text:p text:style-name="Standard">59,1.333,2.216,0.883</text:p>
      <text:p text:style-name="Standard">60,2.5,2.457,-0.043</text:p>
      <text:p text:style-name="Standard">61,3.333,2.155,-1.178</text:p>
      <text:p text:style-name="Standard">62,2,1.535,-0.465</text:p>
      <text:p text:style-name="Standard">63,2.6,2.001,-0.599</text:p>
      <text:p text:style-name="Standard">64,2.4,2.365,-0.035</text:p>
      <text:p text:style-name="Standard">65,0.4,1.649,1.249</text:p>
      <text:p text:style-name="Standard">66,0.167,1.831,1.664</text:p>
      <text:p text:style-name="Standard">67,1.6,2.173,0.573</text:p>
      <text:p text:style-name="Standard">68,1.714,2.457,0.743</text:p>
      <text:p text:style-name="Standard">69,2.25,2.264,0.014</text:p>
      <text:p text:style-name="Standard">70,2,1.913,-0.087</text:p>
      <text:p text:style-name="Standard">71,1.25,2.794,1.544</text:p>
      <text:p text:style-name="Standard">72,0,1.324,1.324</text:p>
      <text:p text:style-name="Standard">73,1,1.87,0.87</text:p>
      <text:p text:style-name="Standard">74,1,2.441,1.441</text:p>
      <text:p text:style-name="Standard">75,2.4,3.1,0.7</text:p>
      <text:p text:style-name="Standard">76,1,1.831,0.831</text:p>
      <text:p text:style-name="Standard">77,4.2,1.769,-2.431</text:p>
      <text:p text:style-name="Standard">78,0,1.518,1.518</text:p>
      <text:p text:style-name="Standard">79,2,2.469,0.469</text:p>
      <text:p text:style-name="Standard">80,1.5,2.03,0.53</text:p>
      <text:p text:style-name="Standard">81,3,2.606,-0.394</text:p>
      <text:p text:style-name="Standard">82,0.6,1.849,1.249</text:p>
      <text:p text:style-name="Standard">83,3.667,1.518,-2.149</text:p>
      <text:p text:style-name="Standard">84,2.8,1.727,-1.073</text:p>
      <text:p text:style-name="Standard">85,1,2.218,1.218</text:p>
      <text:p text:style-name="Standard">86,0.333,1.444,1.111</text:p>
      <text:p text:style-name="Standard">87,4.5,2.696,-1.804</text:p>
      <text:p text:style-name="Standard">88,3,2.782,-0.218</text:p>
      <text:p text:style-name="Standard">89,1.167,2.347,1.18</text:p>
      <text:p text:style-name="Standard">90,1.4,1.528,0.128</text:p>
      <text:p text:style-name="Standard">91,1.2,1.193,-0.007</text:p>
      <text:p text:style-name="Standard">92,0.286,1.518,1.232</text:p>
      <text:p text:style-name="Standard">93,2.4,1.649,-0.751</text:p>
      <text:p text:style-name="Standard">94,2.2,0.736,-1.464</text:p>
      <text:p text:style-name="Standard">95,1.2,2.206,1.006</text:p>
      <text:p text:style-name="Standard">96,0.2,1.506,1.306</text:p>
      <text:p text:style-name="Standard">97,1.6,2.023,0.423</text:p>
      <text:p text:style-name="Standard">98,1.75,2.144,0.394</text:p>
      <text:p text:style-name="Standard">99,0.833,1.324,0.491</text:p>
      <text:p text:style-name="Standard">100,2.25,1.193,-1.057</text:p>
      <text:p text:style-name="Standard"><text:soft-page-break/>1,1.5,2.68,1.18</text:p>
      <text:p text:style-name="Standard">2,5,2.128,-2.872</text:p>
      <text:p text:style-name="Standard">3,1.833,1.952,0.118</text:p>
      <text:p text:style-name="Standard">4,3,2.849,-0.151</text:p>
      <text:p text:style-name="Standard">5,2.667,3.321,0.654</text:p>
      <text:p text:style-name="Standard">6,1,1.481,0.481</text:p>
      <text:p text:style-name="Standard">7,1.833,2.32,0.487</text:p>
      <text:p text:style-name="Standard">8,2.6,2.151,-0.449</text:p>
      <text:p text:style-name="Standard">9,3,2.761,-0.239</text:p>
      <text:p text:style-name="Standard">10,2.8,1.586,-1.214</text:p>
      <text:p text:style-name="Standard">11,1.75,2.336,0.586</text:p>
      <text:p text:style-name="Standard">12,4.5,4.703,0.203</text:p>
      <text:p text:style-name="Standard">13,3.4,1.689,-1.711</text:p>
      <text:p text:style-name="Standard">14,2.2,1.698,-0.502</text:p>
      <text:p text:style-name="Standard">15,4.333,2.237,-2.096</text:p>
      <text:p text:style-name="Standard">16,2.75,1.019,-1.731</text:p>
      <text:p text:style-name="Standard">17,1.8,2.128,0.328</text:p>
      <text:p text:style-name="Standard">18,3,1.278,-1.722</text:p>
      <text:p text:style-name="Standard">19,0.2,1.3,1.1</text:p>
      <text:p text:style-name="Standard">20,3.5,1.84,-1.66</text:p>
      <text:p text:style-name="Standard">21,1.333,1.729,0.396</text:p>
      <text:p text:style-name="Standard">22,2.6,2.301,-0.299</text:p>
      <text:p text:style-name="Standard">23,3,2.742,-0.258</text:p>
      <text:p text:style-name="Standard">24,3.75,1.456,-2.294</text:p>
      <text:p text:style-name="Standard">25,3.6,1.673,-1.927</text:p>
      <text:p text:style-name="Standard">26,4,1.719,-2.281</text:p>
      <text:p text:style-name="Standard">27,1.667,1.718,0.051</text:p>
      <text:p text:style-name="Standard">28,3.333,2.348,-0.985</text:p>
      <text:p text:style-name="Standard">29,3.6,1.96,-1.64</text:p>
      <text:p text:style-name="Standard">30,0.6,1.269,0.669</text:p>
      <text:p text:style-name="Standard">31,2.6,1.78,-0.82</text:p>
      <text:p text:style-name="Standard">32,3.167,2.158,-1.008</text:p>
      <text:p text:style-name="Standard">33,3.833,1.208,-2.625</text:p>
      <text:p text:style-name="Standard">34,2.8,1.957,-0.843</text:p>
      <text:p text:style-name="Standard">35,1.2,1.279,0.079</text:p>
      <text:p text:style-name="Standard">36,0.6,1.769,1.169</text:p>
      <text:p text:style-name="Standard">37,1.4,2.155,0.755</text:p>
      <text:p text:style-name="Standard">38,2.25,1.788,-0.462</text:p>
      <text:p text:style-name="Standard">39,0.333,1.417,1.083</text:p>
      <text:p text:style-name="Standard">40,3.167,2.586,-0.581</text:p>
      <text:p text:style-name="Standard">41,1.667,1.267,-0.4</text:p>
      <text:p text:style-name="Standard">42,2.8,2.322,-0.478</text:p>
      <text:p text:style-name="Standard">43,4.6,4.539,-0.061</text:p>
      <text:p text:style-name="Standard">44,2,2.159,0.159</text:p>
      <text:p text:style-name="Standard">45,1,1.521,0.521</text:p>
      <text:p text:style-name="Standard">46,1,2.27,1.27</text:p>
      <text:p text:style-name="Standard">47,1.75,2.013,0.263</text:p>
      <text:p text:style-name="Standard">48,1.8,1.507,-0.293</text:p>
      <text:p text:style-name="Standard">49,2.25,0.863,-1.387</text:p>
      <text:p text:style-name="Standard">50,0.4,1.178,0.778</text:p>
      <text:p text:style-name="Standard">51,0.75,1.417,0.667</text:p>
      <text:p text:style-name="Standard"><text:soft-page-break/>52,2.8,1.535,-1.265</text:p>
      <text:p text:style-name="Standard">53,1.75,0.619,-1.131</text:p>
      <text:p text:style-name="Standard">54,1.167,1.831,0.664</text:p>
      <text:p text:style-name="Standard">55,3.333,2.09,-1.243</text:p>
      <text:p text:style-name="Standard">56,2,2.799,0.799</text:p>
      <text:p text:style-name="Standard">57,2.167,1.477,-0.689</text:p>
      <text:p text:style-name="Standard">58,0,1.279,1.279</text:p>
      <text:p text:style-name="Standard">59,1.167,2.371,1.204</text:p>
      <text:p text:style-name="Standard">60,0.2,1.219,1.019</text:p>
      <text:p text:style-name="Standard">61,3,2.754,-0.246</text:p>
      <text:p text:style-name="Standard">62,2.833,1.634,-1.199</text:p>
      <text:p text:style-name="Standard">63,3.4,3.219,-0.181</text:p>
      <text:p text:style-name="Standard">64,0,1.219,1.219</text:p>
      <text:p text:style-name="Standard">65,0.4,1.547,1.147</text:p>
      <text:p text:style-name="Standard">66,0.8,1.417,0.617</text:p>
      <text:p text:style-name="Standard">67,2.5,2.649,0.149</text:p>
      <text:p text:style-name="Standard">68,2.25,1.96,-0.29</text:p>
      <text:p text:style-name="Standard">69,3.8,2.796,-1.004</text:p>
      <text:p text:style-name="Standard">70,2.6,1.841,-0.759</text:p>
      <text:p text:style-name="Standard">71,1.5,2.068,0.568</text:p>
      <text:p text:style-name="Standard">72,1,1.678,0.678</text:p>
      <text:p text:style-name="Standard">73,3.833,2.361,-1.473</text:p>
      <text:p text:style-name="Standard">74,2.2,2.55,0.35</text:p>
      <text:p text:style-name="Standard">75,1,2.826,1.826</text:p>
      <text:p text:style-name="Standard">76,0.333,1.732,1.398</text:p>
      <text:p text:style-name="Standard">77,3.4,3.087,-0.313</text:p>
      <text:p text:style-name="Standard">78,3,1.844,-1.156</text:p>
      <text:p text:style-name="Standard">79,1.4,2.927,1.527</text:p>
      <text:p text:style-name="Standard">80,1.75,1.279,-0.471</text:p>
      <text:p text:style-name="Standard">81,1.75,1.05,-0.7</text:p>
      <text:p text:style-name="Standard">82,0.8,2.071,1.271</text:p>
      <text:p text:style-name="Standard">83,2.2,1.342,-0.858</text:p>
      <text:p text:style-name="Standard">84,2,1.809,-0.191</text:p>
      <text:p text:style-name="Standard">85,2,2.371,0.371</text:p>
      <text:p text:style-name="Standard">86,2.4,2.998,0.598</text:p>
      <text:p text:style-name="Standard">87,0,1.417,1.417</text:p>
      <text:p text:style-name="Standard">88,2.5,2.079,-0.421</text:p>
      <text:p text:style-name="Standard">89,1.75,1.079,-0.671</text:p>
      <text:p text:style-name="Standard">90,2.8,2.408,-0.392</text:p>
      <text:p text:style-name="Standard">91,0,1.534,1.534</text:p>
      <text:p text:style-name="Standard">92,1.5,1.739,0.239</text:p>
      <text:p text:style-name="Standard">93,1.8,0.926,-0.874</text:p>
      <text:p text:style-name="Standard">94,1,1.391,0.391</text:p>
      <text:p text:style-name="Standard">95,1.667,2.061,0.394</text:p>
      <text:p text:style-name="Standard">96,1,2.021,1.021</text:p>
      <text:p text:style-name="Standard">97,0.2,1.628,1.428</text:p>
      <text:p text:style-name="Standard">98,1.6,2.058,0.458</text:p>
      <text:p text:style-name="Standard">99,1.2,2.412,1.212</text:p>
      <text:p text:style-name="Standard">100,2.8,1.791,-1.009</text:p>
      <text:p text:style-name="Standard">1,3.5,1.997,-1.503</text:p>
      <text:p text:style-name="Standard">2,1.333,1.213,-0.12</text:p>
      <text:p text:style-name="Standard"><text:soft-page-break/>3,2.8,1.444,-1.356</text:p>
      <text:p text:style-name="Standard">4,1.6,1.911,0.311</text:p>
      <text:p text:style-name="Standard">5,1.4,1.777,0.377</text:p>
      <text:p text:style-name="Standard">6,2.6,1.742,-0.858</text:p>
      <text:p text:style-name="Standard">7,0.25,1.467,1.217</text:p>
      <text:p text:style-name="Standard">8,0,1.246,1.246</text:p>
      <text:p text:style-name="Standard">9,1.667,1.688,0.021</text:p>
      <text:p text:style-name="Standard">10,0.333,1.106,0.773</text:p>
      <text:p text:style-name="Standard">11,2,2.64,0.64</text:p>
      <text:p text:style-name="Standard">12,2.75,2.689,-0.061</text:p>
      <text:p text:style-name="Standard">13,2.2,1.942,-0.258</text:p>
      <text:p text:style-name="Standard">14,4.6,1.91,-2.69</text:p>
      <text:p text:style-name="Standard">15,2.167,2.02,-0.147</text:p>
      <text:p text:style-name="Standard">16,1.2,1.536,0.336</text:p>
      <text:p text:style-name="Standard">17,1.6,1.821,0.221</text:p>
      <text:p text:style-name="Standard">18,2.25,1.697,-0.553</text:p>
      <text:p text:style-name="Standard">19,0.8,1.828,1.028</text:p>
      <text:p text:style-name="Standard">20,0,2.116,2.116</text:p>
      <text:p text:style-name="Standard">21,1.2,2.016,0.816</text:p>
      <text:p text:style-name="Standard">22,2.8,2.455,-0.345</text:p>
      <text:p text:style-name="Standard">23,3,1.997,-1.003</text:p>
      <text:p text:style-name="Standard">24,4.8,2.881,-1.919</text:p>
      <text:p text:style-name="Standard">25,1.833,1.752,-0.081</text:p>
      <text:p text:style-name="Standard">26,0.333,1.674,1.34</text:p>
      <text:p text:style-name="Standard">27,1.25,2.182,0.932</text:p>
      <text:p text:style-name="Standard">28,1.6,1.664,0.064</text:p>
      <text:p text:style-name="Standard">29,1.2,2.415,1.215</text:p>
      <text:p text:style-name="Standard">30,3.2,1.718,-1.482</text:p>
      <text:p text:style-name="Standard">31,0.6,1.536,0.936</text:p>
      <text:p text:style-name="Standard">32,2.8,1.556,-1.244</text:p>
      <text:p text:style-name="Standard">33,2.4,1.821,-0.579</text:p>
      <text:p text:style-name="Standard">34,1.4,1.408,0.008</text:p>
      <text:p text:style-name="Standard">35,0.5,1.467,0.967</text:p>
      <text:p text:style-name="Standard">36,3.4,1.828,-1.572</text:p>
      <text:p text:style-name="Standard">37,0.2,1.157,0.957</text:p>
      <text:p text:style-name="Standard">38,2.333,1.617,-0.716</text:p>
      <text:p text:style-name="Standard">39,1.6,1.742,0.142</text:p>
      <text:p text:style-name="Standard">40,2.8,1.178,-1.622</text:p>
      <text:p text:style-name="Standard">41,0.6,1.556,0.956</text:p>
      <text:p text:style-name="Standard">42,0.2,1.556,1.356</text:p>
      <text:p text:style-name="Standard">43,3.333,1.742,-1.592</text:p>
      <text:p text:style-name="Standard">44,1.667,2.105,0.438</text:p>
      <text:p text:style-name="Standard">45,2.8,2.156,-0.644</text:p>
      <text:p text:style-name="Standard">46,3.333,3.768,0.435</text:p>
      <text:p text:style-name="Standard">47,2.4,2.856,0.456</text:p>
      <text:p text:style-name="Standard">48,0.5,1.121,0.621</text:p>
      <text:p text:style-name="Standard">49,1.4,1.467,0.067</text:p>
      <text:p text:style-name="Standard">50,1.2,2.417,1.217</text:p>
      <text:p text:style-name="Standard">51,2.4,2.403,0.003</text:p>
      <text:p text:style-name="Standard">52,4,2.258,-1.742</text:p>
      <text:p text:style-name="Standard">53,2.167,1.3,-0.867</text:p>
      <text:p text:style-name="Standard"><text:soft-page-break/>54,1.5,2.118,0.618</text:p>
      <text:p text:style-name="Standard">55,2,1.844,-0.156</text:p>
      <text:p text:style-name="Standard">56,1.6,2.182,0.582</text:p>
      <text:p text:style-name="Standard">57,2.2,1.997,-0.203</text:p>
      <text:p text:style-name="Standard">58,3.75,0.99,-2.76</text:p>
      <text:p text:style-name="Standard">59,0.333,0.811,0.478</text:p>
      <text:p text:style-name="Standard">60,1.667,1.157,-0.51</text:p>
      <text:p text:style-name="Standard">61,1.5,1.338,-0.162</text:p>
      <text:p text:style-name="Standard">62,0,2.182,2.182</text:p>
      <text:p text:style-name="Standard">63,1,1.354,0.354</text:p>
      <text:p text:style-name="Standard">64,2.833,2.128,-0.705</text:p>
      <text:p text:style-name="Standard">65,1.833,1.634,-0.2</text:p>
      <text:p text:style-name="Standard">66,2,2.456,0.456</text:p>
      <text:p text:style-name="Standard">67,1.6,2.182,0.582</text:p>
      <text:p text:style-name="Standard">68,4.2,1.556,-2.644</text:p>
      <text:p text:style-name="Standard">69,2.2,2.229,0.029</text:p>
      <text:p text:style-name="Standard">70,3.4,3.033,-0.367</text:p>
      <text:p text:style-name="Standard">71,2,2.185,0.185</text:p>
      <text:p text:style-name="Standard">72,3.167,3.165,-0.002</text:p>
      <text:p text:style-name="Standard">73,3.833,1.993,-1.84</text:p>
      <text:p text:style-name="Standard">74,0.833,0.671,-0.163</text:p>
      <text:p text:style-name="Standard">75,1.4,1.467,0.067</text:p>
      <text:p text:style-name="Standard">76,2.2,1.619,-0.581</text:p>
      <text:p text:style-name="Standard">77,1.167,2.284,1.118</text:p>
      <text:p text:style-name="Standard">78,2.5,2.319,-0.181</text:p>
      <text:p text:style-name="Standard">79,0.4,1.21,0.81</text:p>
      <text:p text:style-name="Standard">80,4.333,2.856,-1.478</text:p>
      <text:p text:style-name="Standard">81,1.5,1.068,-0.432</text:p>
      <text:p text:style-name="Standard">82,0.2,1.246,1.046</text:p>
      <text:p text:style-name="Standard">83,0.6,1.276,0.676</text:p>
      <text:p text:style-name="Standard">84,3.833,2.977,-0.856</text:p>
      <text:p text:style-name="Standard">85,1.4,1.83,0.43</text:p>
      <text:p text:style-name="Standard">86,0,1.246,1.246</text:p>
      <text:p text:style-name="Standard">87,2.4,2.556,0.156</text:p>
      <text:p text:style-name="Standard">88,1.167,1.463,0.296</text:p>
      <text:p text:style-name="Standard">89,1.143,2.492,1.35</text:p>
      <text:p text:style-name="Standard">90,1.167,1.444,0.277</text:p>
      <text:p text:style-name="Standard">91,1,1.884,0.884</text:p>
      <text:p text:style-name="Standard">92,0.6,1.908,1.308</text:p>
      <text:p text:style-name="Standard">93,0,1.536,1.536</text:p>
      <text:p text:style-name="Standard">94,2.8,1.815,-0.985</text:p>
      <text:p text:style-name="Standard">95,3,1.556,-1.444</text:p>
      <text:p text:style-name="Standard">96,3.8,1.664,-2.136</text:p>
      <text:p text:style-name="Standard">97,1.5,1.157,-0.343</text:p>
      <text:p text:style-name="Standard">98,2,2.345,0.345</text:p>
      <text:p text:style-name="Standard">99,3.333,2.339,-0.995</text:p>
      <text:p text:style-name="Standard">100,1.5,1.556,0.056</text:p>
      <text:p text:style-name="Standard">1,3.833,2.383,-1.451</text:p>
      <text:p text:style-name="Standard">2,1.833,1.895,0.061</text:p>
      <text:p text:style-name="Standard">3,0.429,1.498,1.07</text:p>
      <text:p text:style-name="Standard">4,2.667,3.194,0.528</text:p>
      <text:p text:style-name="Standard"><text:soft-page-break/>5,1.2,2.084,0.884</text:p>
      <text:p text:style-name="Standard">6,2,2.175,0.175</text:p>
      <text:p text:style-name="Standard">7,3.6,2.101,-1.499</text:p>
      <text:p text:style-name="Standard">8,0.6,1.488,0.888</text:p>
      <text:p text:style-name="Standard">9,3.75,2.181,-1.569</text:p>
      <text:p text:style-name="Standard">10,5,2.435,-2.565</text:p>
      <text:p text:style-name="Standard">11,1.8,1.122,-0.678</text:p>
      <text:p text:style-name="Standard">12,4.4,1.366,-3.034</text:p>
      <text:p text:style-name="Standard">13,1.6,2.151,0.551</text:p>
      <text:p text:style-name="Standard">14,2.2,2.287,0.087</text:p>
      <text:p text:style-name="Standard">15,0.167,1.364,1.198</text:p>
      <text:p text:style-name="Standard">16,1.75,1.963,0.213</text:p>
      <text:p text:style-name="Standard">17,1.6,2.34,0.74</text:p>
      <text:p text:style-name="Standard">18,1.4,2.678,1.278</text:p>
      <text:p text:style-name="Standard">19,3.333,4.658,1.324</text:p>
      <text:p text:style-name="Standard">20,1.6,3.006,1.406</text:p>
      <text:p text:style-name="Standard">21,1.2,1.195,-0.005</text:p>
      <text:p text:style-name="Standard">22,1.8,1.875,0.075</text:p>
      <text:p text:style-name="Standard">23,1.75,1.695,-0.055</text:p>
      <text:p text:style-name="Standard">24,3.2,1.42,-1.78</text:p>
      <text:p text:style-name="Standard">25,0.25,1.039,0.789</text:p>
      <text:p text:style-name="Standard">26,0.167,2.162,1.995</text:p>
      <text:p text:style-name="Standard">27,3.2,2.085,-1.115</text:p>
      <text:p text:style-name="Standard">28,0.667,1.846,1.179</text:p>
      <text:p text:style-name="Standard">29,1.6,2.889,1.289</text:p>
      <text:p text:style-name="Standard">30,1.2,1.895,0.695</text:p>
      <text:p text:style-name="Standard">31,1.25,2.547,1.297</text:p>
      <text:p text:style-name="Standard">32,1.8,2.444,0.644</text:p>
      <text:p text:style-name="Standard">33,1.667,2.664,0.998</text:p>
      <text:p text:style-name="Standard">34,1,2.695,1.695</text:p>
      <text:p text:style-name="Standard">35,1.4,1.771,0.371</text:p>
      <text:p text:style-name="Standard">36,1,1.501,0.501</text:p>
      <text:p text:style-name="Standard">37,3.167,2.326,-0.84</text:p>
      <text:p text:style-name="Standard">38,2.2,3.577,1.377</text:p>
      <text:p text:style-name="Standard">39,0,1.589,1.589</text:p>
      <text:p text:style-name="Standard">40,2.333,2.739,0.406</text:p>
      <text:p text:style-name="Standard">41,3,3.425,0.425</text:p>
      <text:p text:style-name="Standard">42,1,1.556,0.556</text:p>
      <text:p text:style-name="Standard">43,0.4,1.299,0.899</text:p>
      <text:p text:style-name="Standard">44,3.167,2.383,-0.784</text:p>
      <text:p text:style-name="Standard">45,0.6,2.495,1.895</text:p>
      <text:p text:style-name="Standard">46,2.4,1.557,-0.843</text:p>
      <text:p text:style-name="Standard">47,4.5,2.204,-2.296</text:p>
      <text:p text:style-name="Standard">48,1.2,2.479,1.279</text:p>
      <text:p text:style-name="Standard">49,1,1.257,0.257</text:p>
      <text:p text:style-name="Standard">50,2.333,1.268,-1.065</text:p>
      <text:p text:style-name="Standard">51,0.25,1.772,1.522</text:p>
      <text:p text:style-name="Standard">52,2.4,1.636,-0.764</text:p>
      <text:p text:style-name="Standard">53,2.429,2.337,-0.092</text:p>
      <text:p text:style-name="Standard">54,3.2,2.988,-0.212</text:p>
      <text:p text:style-name="Standard">55,2,1.92,-0.08</text:p>
      <text:p text:style-name="Standard"><text:soft-page-break/>56,1.5,2.091,0.591</text:p>
      <text:p text:style-name="Standard">57,1.4,1.99,0.59</text:p>
      <text:p text:style-name="Standard">58,1.667,1.636,-0.031</text:p>
      <text:p text:style-name="Standard">59,0.6,1.488,0.888</text:p>
      <text:p text:style-name="Standard">60,3.8,2.686,-1.114</text:p>
      <text:p text:style-name="Standard">61,2.8,2.557,-0.243</text:p>
      <text:p text:style-name="Standard">62,1.167,1.963,0.797</text:p>
      <text:p text:style-name="Standard">63,0.5,1.229,0.729</text:p>
      <text:p text:style-name="Standard">64,3.833,3.421,-0.412</text:p>
      <text:p text:style-name="Standard">65,3.2,2.035,-1.165</text:p>
      <text:p text:style-name="Standard">66,3,2.383,-0.617</text:p>
      <text:p text:style-name="Standard">67,0.6,1.895,1.295</text:p>
      <text:p text:style-name="Standard">68,2,2.084,0.084</text:p>
      <text:p text:style-name="Standard">69,3,2.219,-0.781</text:p>
      <text:p text:style-name="Standard">70,1.75,3.065,1.315</text:p>
      <text:p text:style-name="Standard">71,3.6,2.309,-1.291</text:p>
      <text:p text:style-name="Standard">72,0.4,1.77,1.37</text:p>
      <text:p text:style-name="Standard">73,2,1.42,-0.58</text:p>
      <text:p text:style-name="Standard">74,1.167,1.378,0.211</text:p>
      <text:p text:style-name="Standard">75,4.2,2.479,-1.721</text:p>
      <text:p text:style-name="Standard">76,2.2,1.851,-0.349</text:p>
      <text:p text:style-name="Standard">77,1.2,1.759,0.559</text:p>
      <text:p text:style-name="Standard">78,2,2.207,0.207</text:p>
      <text:p text:style-name="Standard">79,1.4,2.084,0.684</text:p>
      <text:p text:style-name="Standard">80,1,1.963,0.963</text:p>
      <text:p text:style-name="Standard">81,1.5,2.355,0.855</text:p>
      <text:p text:style-name="Standard">82,1,2.479,1.479</text:p>
      <text:p text:style-name="Standard">83,1.8,1.284,-0.516</text:p>
      <text:p text:style-name="Standard">84,2.2,1.636,-0.564</text:p>
      <text:p text:style-name="Standard">85,0.4,1.215,0.815</text:p>
      <text:p text:style-name="Standard">86,3,2.711,-0.289</text:p>
      <text:p text:style-name="Standard">87,0.667,1.45,0.783</text:p>
      <text:p text:style-name="Standard">88,1.2,2.526,1.326</text:p>
      <text:p text:style-name="Standard">89,2.4,1.692,-0.708</text:p>
      <text:p text:style-name="Standard">90,1,1.239,0.239</text:p>
      <text:p text:style-name="Standard">91,1.2,2.437,1.237</text:p>
      <text:p text:style-name="Standard">92,3.167,3.807,0.641</text:p>
      <text:p text:style-name="Standard">93,0.833,2.15,1.316</text:p>
      <text:p text:style-name="Standard">94,3.667,2.798,-0.868</text:p>
      <text:p text:style-name="Standard">95,3.2,1.557,-1.643</text:p>
      <text:p text:style-name="Standard">96,0,1.432,1.432</text:p>
      <text:p text:style-name="Standard">97,0.8,1.16,0.36</text:p>
      <text:p text:style-name="Standard">98,1.8,1.771,-0.029</text:p>
      <text:p text:style-name="Standard">99,4.25,1.936,-2.314</text:p>
      <text:p text:style-name="Standard">100,0,1.802,1.802</text:p>
      <text:p text:style-name="Standard"/>
      <text:p text:style-name="Standard">=== Cross-validation ===</text:p>
      <text:p text:style-name="Standard">=== Summary ===</text:p>
      <text:p text:style-name="Standard"/>
      <text:p text:style-name="Standard">Correlation coefficient <text:s text:c="17"/>0.4521</text:p>
      <text:p text:style-name="Standard">Mean absolute error <text:s text:c="21"/>0.8565</text:p>
      <text:p text:style-name="Standard"><text:soft-page-break/>Root mean squared error <text:s text:c="17"/>1.0605</text:p>
      <text:p text:style-name="Standard">Relative absolute error <text:s text:c="16"/>87.3557 %</text:p>
      <text:p text:style-name="Standard">Root relative squared error <text:s text:c="12"/>89.2615 %</text:p>
      <text:p text:style-name="Standard">Total Number of Instances <text:s text:c="12"/>1000 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4-11-26T14:50:21</meta:creation-date>
    <meta:document-statistic meta:table-count="0" meta:image-count="0" meta:object-count="0" meta:page-count="22" meta:paragraph-count="1062" meta:word-count="1176" meta:character-count="20616"/>
    <dc:date>2014-11-26T14:50:44</dc:date>
    <dc:creator>amita misra</dc:creator>
    <meta:editing-duration>PT23S</meta:editing-duration>
    <meta:editing-cycles>1</meta:editing-cycles>
    <meta:generator>OpenOffice/4.1.0$Unix OpenOffice.org_project/410m18$Build-9764</meta:generator>
  </office:meta>
</office:document-meta>
</file>